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Обычный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05b33" officeooo:paragraph-rsid="00005b33" style:font-weight-asian="bold" style:font-weight-complex="bold"/>
    </style:style>
    <style:style style:name="P2" style:family="paragraph" style:parent-style-name="Footnote">
      <style:text-properties officeooo:rsid="00005b33" officeooo:paragraph-rsid="00005b33"/>
    </style:style>
    <style:style style:name="P3" style:family="paragraph" style:parent-style-name="Footnote">
      <style:text-properties officeooo:rsid="00022866" officeooo:paragraph-rsid="00022866"/>
    </style:style>
    <style:style style:name="P4" style:family="paragraph" style:parent-style-name="Footnote">
      <style:text-properties officeooo:rsid="0003630b" officeooo:paragraph-rsid="0003630b"/>
    </style:style>
    <style:style style:name="P5" style:family="paragraph" style:parent-style-name="Footnote">
      <style:text-properties officeooo:rsid="0004ddd0" officeooo:paragraph-rsid="0004ddd0"/>
    </style:style>
    <style:style style:name="P6" style:family="paragraph" style:parent-style-name="Text_20_body" style:list-style-name="L1">
      <style:text-properties style:font-name="Trebuchet MS1" officeooo:rsid="0000108e" officeooo:paragraph-rsid="0000108e"/>
    </style:style>
    <style:style style:name="P7" style:family="paragraph" style:parent-style-name="Text_20_body" style:list-style-name="L2">
      <style:text-properties officeooo:rsid="0000108e" officeooo:paragraph-rsid="0000108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text-properties officeooo:rsid="00005b33" officeooo:paragraph-rsid="00005b33"/>
    </style:style>
    <style:style style:name="P10" style:family="paragraph" style:parent-style-name="Text_20_body" style:list-style-name="L3">
      <style:text-properties fo:font-weight="bold" officeooo:rsid="0000f14b" officeooo:paragraph-rsid="0000f14b" style:font-weight-asian="bold" style:font-weight-complex="bold"/>
    </style:style>
    <style:style style:name="P11" style:family="paragraph" style:parent-style-name="Text_20_body" style:list-style-name="L3">
      <style:text-properties fo:font-weight="bold" officeooo:rsid="0001a9dd" officeooo:paragraph-rsid="0001a9dd" style:font-weight-asian="bold" style:font-weight-complex="bold"/>
    </style:style>
    <style:style style:name="P12" style:family="paragraph" style:parent-style-name="Text_20_body" style:list-style-name="L3">
      <style:text-properties fo:font-weight="bold" officeooo:rsid="0001a9dd" officeooo:paragraph-rsid="000757f3" style:font-weight-asian="bold" style:font-weight-complex="bold"/>
    </style:style>
    <style:style style:name="P13" style:family="paragraph" style:parent-style-name="Text_20_body" style:list-style-name="L3">
      <style:text-properties fo:font-weight="bold" officeooo:rsid="000533ff" officeooo:paragraph-rsid="000533ff" style:font-weight-asian="bold" style:font-weight-complex="bold"/>
    </style:style>
    <style:style style:name="P14" style:family="paragraph" style:parent-style-name="Text_20_body" style:list-style-name="L3">
      <style:text-properties fo:font-weight="bold" officeooo:rsid="000700ff" officeooo:paragraph-rsid="000700ff" style:font-weight-asian="bold" style:font-weight-complex="bold"/>
    </style:style>
    <style:style style:name="P15" style:family="paragraph" style:parent-style-name="Text_20_body" style:list-style-name="L3">
      <style:text-properties fo:font-weight="bold" officeooo:rsid="000757f3" officeooo:paragraph-rsid="000757f3" style:font-weight-asian="bold" style:font-weight-complex="bold"/>
    </style:style>
    <style:style style:name="P16" style:family="paragraph" style:parent-style-name="Text_20_body" style:list-style-name="L3">
      <style:text-properties fo:font-weight="bold" officeooo:rsid="000757f3" officeooo:paragraph-rsid="0008b3a2" style:font-weight-asian="bold" style:font-weight-complex="bold"/>
    </style:style>
    <style:style style:name="P17" style:family="paragraph" style:parent-style-name="Text_20_body" style:list-style-name="L3">
      <style:text-properties fo:font-weight="bold" officeooo:rsid="0008b3a2" officeooo:paragraph-rsid="0008b3a2" style:font-weight-asian="bold" style:font-weight-complex="bold"/>
    </style:style>
    <style:style style:name="P18" style:family="paragraph" style:parent-style-name="Text_20_body" style:list-style-name="L3">
      <style:text-properties fo:font-weight="normal" officeooo:rsid="0001a9dd" officeooo:paragraph-rsid="0001a9dd" style:font-weight-asian="normal" style:font-weight-complex="normal"/>
    </style:style>
    <style:style style:name="P19" style:family="paragraph" style:parent-style-name="Text_20_body" style:list-style-name="L3">
      <style:text-properties fo:font-weight="normal" officeooo:rsid="00022866" officeooo:paragraph-rsid="00022866" style:font-weight-asian="normal" style:font-weight-complex="normal"/>
    </style:style>
    <style:style style:name="P20" style:family="paragraph" style:parent-style-name="Text_20_body" style:list-style-name="L3">
      <style:text-properties fo:font-weight="normal" officeooo:rsid="0005404e" officeooo:paragraph-rsid="0005404e" style:font-weight-asian="normal" style:font-weight-complex="normal"/>
    </style:style>
    <style:style style:name="P21" style:family="paragraph" style:parent-style-name="Text_20_body" style:list-style-name="L3">
      <style:text-properties fo:font-weight="normal" officeooo:rsid="000700ff" officeooo:paragraph-rsid="000700ff" style:font-weight-asian="normal" style:font-weight-complex="normal"/>
    </style:style>
    <style:style style:name="P22" style:family="paragraph" style:parent-style-name="Text_20_body" style:list-style-name="L3">
      <style:text-properties fo:font-weight="normal" officeooo:rsid="0008b3a2" officeooo:paragraph-rsid="0008b3a2" style:font-weight-asian="normal" style:font-weight-complex="normal"/>
    </style:style>
    <style:style style:name="P23" style:family="paragraph" style:parent-style-name="Text_20_body" style:list-style-name="L3">
      <style:text-properties officeooo:rsid="0001a9dd" officeooo:paragraph-rsid="0001a9dd"/>
    </style:style>
    <style:style style:name="P24" style:family="paragraph" style:parent-style-name="Text_20_body" style:list-style-name="L3">
      <style:text-properties officeooo:rsid="00022866" officeooo:paragraph-rsid="00022866"/>
    </style:style>
    <style:style style:name="P25" style:family="paragraph" style:parent-style-name="Text_20_body" style:list-style-name="L3">
      <style:text-properties officeooo:rsid="0004ddd0" officeooo:paragraph-rsid="0004ddd0"/>
    </style:style>
    <style:style style:name="P26" style:family="paragraph" style:parent-style-name="Text_20_body" style:list-style-name="L5">
      <style:text-properties officeooo:rsid="0005404e" officeooo:paragraph-rsid="0005404e"/>
    </style:style>
    <style:style style:name="P27" style:family="paragraph" style:parent-style-name="Text_20_body" style:list-style-name="L4">
      <style:text-properties officeooo:rsid="0003cce0" officeooo:paragraph-rsid="0003cce0"/>
    </style:style>
    <style:style style:name="P28" style:family="paragraph" style:parent-style-name="Text_20_body" style:list-style-name="L5">
      <style:text-properties officeooo:paragraph-rsid="0003630b"/>
    </style:style>
    <style:style style:name="P29" style:family="paragraph" style:parent-style-name="Text_20_body" style:list-style-name="L3">
      <style:text-properties officeooo:rsid="0006d415" officeooo:paragraph-rsid="0006d415"/>
    </style:style>
    <style:style style:name="P30" style:family="paragraph" style:parent-style-name="Text_20_body" style:list-style-name="L3">
      <style:text-properties officeooo:rsid="000700ff" officeooo:paragraph-rsid="000700ff"/>
    </style:style>
    <style:style style:name="P31" style:family="paragraph" style:parent-style-name="Text_20_body" style:list-style-name="L3">
      <style:text-properties officeooo:rsid="000757f3" officeooo:paragraph-rsid="000757f3"/>
    </style:style>
    <style:style style:name="P32" style:family="paragraph" style:parent-style-name="Text_20_body" style:list-style-name="L3">
      <style:text-properties officeooo:rsid="0008b3a2" officeooo:paragraph-rsid="0008b3a2"/>
    </style:style>
    <style:style style:name="P33" style:family="paragraph" style:parent-style-name="Text_20_body" style:list-style-name="L7">
      <style:text-properties officeooo:rsid="000a1ee5" officeooo:paragraph-rsid="000a1ee5"/>
    </style:style>
    <style:style style:name="P34" style:family="paragraph" style:parent-style-name="Text_20_body" style:list-style-name="L6"/>
    <style:style style:name="P35" style:family="paragraph" style:parent-style-name="Heading_20_1" style:list-style-name=""/>
    <style:style style:name="P36" style:family="paragraph" style:parent-style-name="Heading_20_1">
      <style:paragraph-properties fo:break-before="page"/>
    </style:style>
    <style:style style:name="P37" style:family="paragraph" style:parent-style-name="Heading_20_1" style:list-style-name="">
      <style:paragraph-properties fo:break-before="page"/>
    </style:style>
    <style:style style:name="P38" style:family="paragraph" style:parent-style-name="Heading_20_1" style:list-style-name="">
      <style:paragraph-properties fo:break-before="page"/>
      <style:text-properties officeooo:rsid="000a1ee5" officeooo:paragraph-rsid="000a1ee5"/>
    </style:style>
    <style:style style:name="P39" style:family="paragraph" style:parent-style-name="Heading_20_2">
      <style:text-properties officeooo:rsid="0003cce0" officeooo:paragraph-rsid="0003cce0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Footnote">
      <style:text-properties officeooo:rsid="000700ff" officeooo:paragraph-rsid="000700ff"/>
    </style:style>
    <style:style style:name="T1" style:family="text">
      <style:text-properties officeooo:rsid="00005b33"/>
    </style:style>
    <style:style style:name="T2" style:family="text">
      <style:text-properties officeooo:rsid="0000f14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630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22866" style:font-weight-asian="normal" style:font-weight-complex="normal"/>
    </style:style>
    <style:style style:name="T7" style:family="text">
      <style:text-properties fo:font-weight="normal" officeooo:rsid="0003630b" style:font-weight-asian="normal" style:font-weight-complex="normal"/>
    </style:style>
    <style:style style:name="T8" style:family="text">
      <style:text-properties fo:font-weight="normal" officeooo:rsid="000533ff" style:font-weight-asian="normal" style:font-weight-complex="normal"/>
    </style:style>
    <style:style style:name="T9" style:family="text">
      <style:text-properties fo:font-weight="normal" officeooo:rsid="000757f3" style:font-weight-asian="normal" style:font-weight-complex="normal"/>
    </style:style>
    <style:style style:name="T10" style:family="text">
      <style:text-properties officeooo:rsid="0003630b"/>
    </style:style>
    <style:style style:name="T11" style:family="text">
      <style:text-properties style:text-position="super 58%" fo:font-weight="normal" officeooo:rsid="0003630b" style:font-weight-asian="normal" style:font-weight-complex="normal"/>
    </style:style>
    <style:style style:name="T12" style:family="text">
      <style:text-properties officeooo:rsid="0008b3a2"/>
    </style:style>
    <style:style style:name="T13" style:family="text">
      <style:text-properties officeooo:rsid="000bf35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ТЗ по проекту «Веб-приложение для планирования времени»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0"><text:a xlink:type="simple" xlink:href="#__RefHeading___Toc105_3437358251" text:style-name="Index_20_Link" text:visited-style-name="Index_20_Link">Оформление<text:tab/>2</text:a></text:p>
          <text:p text:style-name="P41"><text:a xlink:type="simple" xlink:href="#__RefHeading___Toc107_3437358251" text:style-name="Index_20_Link" text:visited-style-name="Index_20_Link">Цвета<text:tab/>2</text:a></text:p>
          <text:p text:style-name="P41"><text:a xlink:type="simple" xlink:href="#__RefHeading___Toc109_3437358251" text:style-name="Index_20_Link" text:visited-style-name="Index_20_Link">Текст<text:tab/>2</text:a></text:p>
          <text:p text:style-name="P40"><text:a xlink:type="simple" xlink:href="#__RefHeading___Toc418_766414696" text:style-name="Index_20_Link" text:visited-style-name="Index_20_Link">Файлы и папки<text:tab/>3</text:a></text:p>
          <text:p text:style-name="P41"><text:a xlink:type="simple" xlink:href="#__RefHeading___Toc468_766414696" text:style-name="Index_20_Link" text:visited-style-name="Index_20_Link">Файлы<text:tab/>3</text:a></text:p>
          <text:p text:style-name="P41"><text:a xlink:type="simple" xlink:href="#__RefHeading___Toc434_766414696" text:style-name="Index_20_Link" text:visited-style-name="Index_20_Link">Папки<text:tab/>3</text:a></text:p>
          <text:p text:style-name="P40"><text:a xlink:type="simple" xlink:href="#__RefHeading___Toc111_3437358251" text:style-name="Index_20_Link" text:visited-style-name="Index_20_Link">База данных<text:tab/>4</text:a></text:p>
          <text:p text:style-name="P41"><text:a xlink:type="simple" xlink:href="#__RefHeading___Toc113_3437358251" text:style-name="Index_20_Link" text:visited-style-name="Index_20_Link">Таблицы<text:tab/>4</text:a></text:p>
          <text:p text:style-name="P40"><text:a xlink:type="simple" xlink:href="#__RefHeading___Toc116_3437358251" text:style-name="Index_20_Link" text:visited-style-name="Index_20_Link">Обновления<text:tab/>8</text:a></text:p>
          <text:p text:style-name="P41"><text:a xlink:type="simple" xlink:href="#__RefHeading___Toc120_3437358251" text:style-name="Index_20_Link" text:visited-style-name="Index_20_Link">Первоочередные<text:tab/>8</text:a></text:p>
          <text:p text:style-name="P41"><text:a xlink:type="simple" xlink:href="#__RefHeading___Toc122_3437358251" text:style-name="Index_20_Link" text:visited-style-name="Index_20_Link">Второстепенные<text:tab/>8</text:a></text:p>
        </text:index-body>
      </text:table-of-content>
      <text:p text:style-name="Text_20_body"/>
      <text:h text:style-name="P36" text:outline-level="1"><text:bookmark-start text:name="__RefHeading___Toc105_3437358251"/>Оформление<text:bookmark-end text:name="__RefHeading___Toc105_3437358251"/></text:h>
      <text:h text:style-name="Heading_20_2" text:outline-level="2"><text:bookmark-start text:name="__RefHeading___Toc107_3437358251"/>Цвета<text:bookmark-end text:name="__RefHeading___Toc107_3437358251"/></text:h>
      <text:list xml:id="list119444937" text:style-name="L1">
        <text:list-item>
          <text:p text:style-name="P6">Основной цвет для всех страниц - #96С0Е6</text:p>
        </text:list-item>
        <text:list-item>
          <text:p text:style-name="P6">Второй цвет - #2В3990</text:p>
        </text:list-item>
        <text:list-item>
          <text:p text:style-name="P6">Третий цвет — white</text:p>
        </text:list-item>
      </text:list>
      <text:h text:style-name="Heading_20_2" text:outline-level="2"><text:bookmark-start text:name="__RefHeading___Toc109_3437358251"/>Текст<text:bookmark-end text:name="__RefHeading___Toc109_3437358251"/></text:h>
      <text:list xml:id="list1491087150" text:style-name="L2">
        <text:list-item>
          <text:p text:style-name="P7">Шрифт — Trebuchet MS</text:p>
        </text:list-item>
        <text:list-item>
          <text:p text:style-name="P7">Размеры шрифта:</text:p>
          <text:list>
            <text:list-item>
              <text:p text:style-name="P7"><text:s/></text:p>
            </text:list-item>
          </text:list>
        </text:list-item>
      </text:list>
      <text:h text:style-name="P35" text:outline-level="1"/>
      <text:h text:style-name="P38" text:outline-level="1"><text:bookmark-start text:name="__RefHeading___Toc418_766414696"/>Файлы <text:span text:style-name="T13">и папки</text:span><text:bookmark-end text:name="__RefHeading___Toc418_766414696"/></text:h>
      <text:h text:style-name="Heading_20_2" text:outline-level="2"><text:bookmark-start text:name="__RefHeading___Toc468_766414696"/>Файлы<text:bookmark-end text:name="__RefHeading___Toc468_766414696"/></text:h>
      <text:list xml:id="list1306254547" text:style-name="L6">
        <text:list-item>
          <text:p text:style-name="P34"><text:bookmark-start text:name="__RefHeading___Toc420_766414696"/><text:span text:style-name="T3">choice.php</text:span> — страница выбора (зарегистрироваться или авторизоваться);<text:bookmark-end text:name="__RefHeading___Toc420_766414696"/></text:p>
        </text:list-item>
        <text:list-item>
          <text:p text:style-name="P34"><text:bookmark-start text:name="__RefHeading___Toc422_766414696"/><text:span text:style-name="T3">createnewtask.php</text:span> — страница создания новой задачи;<text:bookmark-end text:name="__RefHeading___Toc422_766414696"/></text:p>
        </text:list-item>
        <text:list-item>
          <text:p text:style-name="P34"><text:bookmark-start text:name="__RefHeading___Toc424_766414696"/><text:span text:style-name="T3">db.php</text:span> — подключение к базе данных, старт сессии и подключение библиотек;<text:bookmark-end text:name="__RefHeading___Toc424_766414696"/></text:p>
        </text:list-item>
        <text:list-item>
          <text:p text:style-name="P34"><text:bookmark-start text:name="__RefHeading___Toc426_766414696"/><text:span text:style-name="T3">exit.php</text:span> — скрипт выхода из сессии;<text:bookmark-end text:name="__RefHeading___Toc426_766414696"/></text:p>
        </text:list-item>
        <text:list-item>
          <text:p text:style-name="P34"><text:bookmark-start text:name="__RefHeading___Toc428_766414696"/><text:span text:style-name="T3">login.php</text:span> — страница авторизации;<text:bookmark-end text:name="__RefHeading___Toc428_766414696"/></text:p>
        </text:list-item>
        <text:list-item>
          <text:p text:style-name="P34"><text:bookmark-start text:name="__RefHeading___Toc430_766414696"/><text:span text:style-name="T3">main.php</text:span> — главная;<text:bookmark-end text:name="__RefHeading___Toc430_766414696"/></text:p>
        </text:list-item>
        <text:list-item>
          <text:p text:style-name="P34"><text:bookmark-start text:name="__RefHeading___Toc432_766414696"/><text:span text:style-name="T3">sighup.php</text:span> — страница регистрации.<text:bookmark-end text:name="__RefHeading___Toc432_766414696"/></text:p>
        </text:list-item>
      </text:list>
      <text:h text:style-name="Heading_20_2" text:outline-level="2"><text:bookmark-start text:name="__RefHeading___Toc434_766414696"/>Папки<text:bookmark-end text:name="__RefHeading___Toc434_766414696"/></text:h>
      <text:list xml:id="list3768174878" text:style-name="L7">
        <text:list-item>
          <text:p text:style-name="P33"><text:span text:style-name="T3">img</text:span> — изображения, используемые на сайте;</text:p>
        </text:list-item>
        <text:list-item>
          <text:p text:style-name="P33"><text:span text:style-name="T3">libs</text:span> — файлы подключаемых библиотек.</text:p>
        </text:list-item>
      </text:list>
      <text:h text:style-name="P36" text:outline-level="1"><text:bookmark-start text:name="__RefHeading___Toc111_3437358251"/>База данных<text:note text:id="ftn1" text:note-class="footnote"><text:note-citation>1</text:note-citation><text:note-body><text:p text:style-name="P5">Далее БД</text:p></text:note-body></text:note><text:bookmark-end text:name="__RefHeading___Toc111_3437358251"/></text:h>
      <text:p text:style-name="P1">times</text:p>
      <text:h text:style-name="P39" text:outline-level="2"><text:bookmark-start text:name="__RefHeading___Toc113_3437358251"/>Таблицы<text:bookmark-end text:name="__RefHeading___Toc113_3437358251"/></text:h>
      <text:list xml:id="list956416864" text:style-name="L3">
        <text:list-item>
          <text:p text:style-name="P8"><text:reference-mark-start text:name="таблица users"/><text:span text:style-name="T3">users</text:span><text:reference-mark-end text:name="таблица users"/> — <text:span text:style-name="T1">в данной таблице хранятся данные о пользователях</text:span><text:span text:style-name="T1"><text:note text:id="ftn2" text:note-class="footnote"><text:note-citation>2</text:note-citation><text:note-body><text:p text:style-name="P2">Далее П.</text:p></text:note-body></text:note></text:span><text:span text:style-name="T1">;</text:span></text:p>
          <text:list>
            <text:list-item>
              <text:p text:style-name="P9"><text:span text:style-name="T3">id</text:span> — порядковый номер П.;</text:p>
              <text:list>
                <text:list-item>
                  <text:p text:style-name="P29">int(11);</text:p>
                </text:list-item>
                <text:list-item>
                  <text:p text:style-name="P29">AUTO_INCREMENT;</text:p>
                </text:list-item>
              </text:list>
            </text:list-item>
            <text:list-item>
              <text:p text:style-name="P9"><text:span text:style-name="T3">login</text:span> — логин П. Используется для входа в аккаунт;</text:p>
              <text:list>
                <text:list-item>
                  <text:p text:style-name="P31">Центральный столбец!</text:p>
                </text:list-item>
                <text:list-item>
                  <text:p text:style-name="P29">varchar(50);</text:p>
                </text:list-item>
              </text:list>
            </text:list-item>
            <text:list-item>
              <text:p text:style-name="P9"><text:span text:style-name="T3">email</text:span> — адрес электронной почты П. <text:span text:style-name="T2">Используется для восстановления пароля и подтверждения аккаунта;</text:span></text:p>
              <text:list>
                <text:list-item>
                  <text:p text:style-name="P29">varchar(50);</text:p>
                </text:list-item>
              </text:list>
            </text:list-item>
            <text:list-item>
              <text:p text:style-name="P9"><text:span text:style-name="T3">password</text:span> — <text:span text:style-name="T2">пароль от аккаунта п. Используется для подтверждения личности П.;</text:span></text:p>
              <text:list>
                <text:list-item>
                  <text:p text:style-name="P30">varchar(191);</text:p>
                </text:list-item>
              </text:list>
            </text:list-item>
          </text:list>
        </text:list-item>
        <text:list-item>
          <text:p text:style-name="P10"><text:reference-mark-start text:name="таблица tasks"/>tasks<text:reference-mark-end text:name="таблица tasks"/><text:span text:style-name="T5"> — в данной таблице хранятся данные задач для всех <text:s/>П</text:span><text:span text:style-name="T7">.</text:span><text:span text:style-name="T5">;</text:span></text:p>
          <text:list>
            <text:list-item>
              <text:p text:style-name="P10">id<text:span text:style-name="T5"> — порядковый номер задачи (не конкретного </text:span><text:span text:style-name="T7">П</text:span><text:span text:style-name="T5">., а всех);</text:span></text:p>
              <text:list>
                <text:list-item>
                  <text:p text:style-name="P14"><text:span text:style-name="T5">int(11);</text:span></text:p>
                </text:list-item>
                <text:list-item>
                  <text:p text:style-name="P14"><text:span text:style-name="T5">AUTO_INCREMENT;</text:span></text:p>
                </text:list-item>
              </text:list>
            </text:list-item>
            <text:list-item>
              <text:p text:style-name="P11">login<text:span text:style-name="T5"> — логин </text:span><text:span text:style-name="T7">П</text:span><text:span text:style-name="T5">., которому принадлежит задача.</text:span></text:p>
              <text:list>
                <text:list-item>
                  <text:p text:style-name="P15"><text:span text:style-name="T5">Центральный столбец из таблицы users (</text:span><text:span text:style-name="T5"><text:reference-ref text:reference-format="page" text:ref-name="таблица users">4</text:reference-ref></text:span><text:span text:style-name="T5">);</text:span></text:p>
                </text:list-item>
              </text:list>
            </text:list-item>
            <text:list-item>
              <text:p text:style-name="P11">name<text:span text:style-name="T5"> — наименование задачи;</text:span></text:p>
              <text:list>
                <text:list-item>
                  <text:p text:style-name="P15"><text:span text:style-name="T5">varchar(100);</text:span></text:p>
                </text:list-item>
              </text:list>
            </text:list-item>
            <text:list-item>
              <text:p text:style-name="P11">description<text:span text:style-name="T5"> — описание задачи (дополнител</text:span><text:span text:style-name="T9">0</text:span><text:span text:style-name="T5">ьные сведения о задачи);</text:span></text:p>
              <text:list>
                <text:list-item>
                  <text:p text:style-name="P15"><text:span text:style-name="T5">varchar(1000)</text:span></text:p>
                </text:list-item>
              </text:list>
            </text:list-item>
            <text:list-item>
              <text:p text:style-name="P11">created<text:span text:style-name="T5"> — дата и время создания задачи;</text:span></text:p>
              <text:list>
                <text:list-item>
                  <text:p text:style-name="P15"><text:span text:style-name="T5">datetime;</text:span></text:p>
                </text:list-item>
              </text:list>
            </text:list-item>
            <text:list-item>
              <text:p text:style-name="P12">start<text:span text:style-name="T5"> — дата и время начала задачи;</text:span></text:p>
              <text:list>
                <text:list-item>
                  <text:p text:style-name="P17"><text:span text:style-name="T5">datetime;</text:span></text:p>
                </text:list-item>
              </text:list>
            </text:list-item>
            <text:list-item>
              <text:p text:style-name="P11"><text:soft-page-break/>finish<text:span text:style-name="T5"> — дата и время окончания задачи;</text:span></text:p>
              <text:list>
                <text:list-item>
                  <text:p text:style-name="P17"><text:span text:style-name="T5">datetime;</text:span></text:p>
                </text:list-item>
              </text:list>
            </text:list-item>
            <text:list-item>
              <text:p text:style-name="P11">priority<text:span text:style-name="T5"> — приоритет задачи;</text:span></text:p>
              <text:list>
                <text:list-item>
                  <text:p text:style-name="P17"><text:span text:style-name="T5">varchar(3);</text:span></text:p>
                </text:list-item>
                <text:list-item>
                  <text:p text:style-name="P18">Возможные значения:</text:p>
                  <text:list>
                    <text:list-item>
                      <text:p text:style-name="P18">0<text:span text:style-name="T12">|</text:span>0 — не важно и не срочно;</text:p>
                    </text:list-item>
                    <text:list-item>
                      <text:p text:style-name="P18">0<text:span text:style-name="T12">|</text:span>1 — не важно, но срочно;</text:p>
                    </text:list-item>
                    <text:list-item>
                      <text:p text:style-name="P18">1<text:span text:style-name="T12">|</text:span>0 — важно, но не срочно;</text:p>
                    </text:list-item>
                    <text:list-item>
                      <text:p text:style-name="P18">1<text:span text:style-name="T12">|</text:span>1 — и важно, и срочно;</text:p>
                    </text:list-item>
                  </text:list>
                </text:list-item>
              </text:list>
            </text:list-item>
            <text:list-item>
              <text:p text:style-name="P23"><text:reference-mark-start text:name="ячейка rerun таблицы tasks"/><text:span text:style-name="T3">rerun</text:span><text:reference-mark-end text:name="ячейка rerun таблицы tasks"/><text:span text:style-name="T5"> — частота повторения задачи;</text:span></text:p>
              <text:list>
                <text:list-item>
                  <text:p text:style-name="P32"><text:span text:style-name="T5">varchar(10);</text:span></text:p>
                </text:list-item>
                <text:list-item>
                  <text:p text:style-name="P18">Возможные значения:</text:p>
                  <text:list>
                    <text:list-item>
                      <text:p text:style-name="P18">0 — без повтора;</text:p>
                    </text:list-item>
                    <text:list-item>
                      <text:p text:style-name="P18">1 — повторение каждый день;</text:p>
                    </text:list-item>
                    <text:list-item>
                      <text:p text:style-name="P18">7 — повторение каждые 7 дней;</text:p>
                    </text:list-item>
                    <text:list-item>
                      <text:p text:style-name="P19">Повторение в конкретные дни недели:</text:p>
                      <text:list>
                        <text:list-item>
                          <text:p text:style-name="P24"><text:span text:style-name="T5">Например, если задача должна вступать в силу в понедельник, среду и субботу, то в ячейке будет записано: mo|we|sa</text:span><text:span text:style-name="T5"><text:note text:id="ftn3" text:note-class="footnote"><text:note-citation>3</text:note-citation><text:note-body><text:p text:style-name="P3">Символ «|» будет являться разделителем значений массива</text:p></text:note-body></text:note></text:span><text:span text:style-name="T11">,</text:span><text:span text:style-name="T5"><text:note text:id="ftn4" text:note-class="footnote"><text:note-citation>4</text:note-citation><text:note-body><text:p text:style-name="P3">mo, tu, we, th, fr, sa, su — английские сокражения дней недели. Переводятся соответственно как пн, вт, ср и т.д.</text:p></text:note-body></text:note></text:span><text:span text:style-name="T5">;</text:span></text:p>
                        </text:list-item>
                      </text:list>
                    </text:list-item>
                    <text:list-item>
                      <text:p text:style-name="P23"><text:span text:style-name="T5">31 — повторение каждый месяц. Подразумевается, что повторение происходит не через 31 день, а в каждый конкретный день месяца. Например, П. создал задачу, </text:span><text:span text:style-name="T6">которая вступает в силу 10-го июня. Эта же задача будет появляться 10-го июля, 10-го августа и т. д.;</text:span></text:p>
                    </text:list-item>
                    <text:list-item>
                      <text:p text:style-name="P24"><text:span text:style-name="T5">Так же возможны другие значения, но </text:span><text:span text:style-name="T7">на данный момент</text:span><text:span text:style-name="T7"><text:note text:id="ftn5" text:note-class="footnote"><text:note-citation>5</text:note-citation><text:note-body><text:p text:style-name="P4">7.02.2020</text:p></text:note-body></text:note></text:span><text:span text:style-name="T7"> это является частью будущих обновлений.</text:span></text:p>
                    </text:list-item>
                  </text:list>
                </text:list-item>
              </text:list>
            </text:list-item>
            <text:list-item>
              <text:p text:style-name="P25"><text:reference-mark-start text:name="столбец categories таблицы tasks"/><text:span text:style-name="T4">c</text:span><text:span text:style-name="T3">ategories</text:span><text:reference-mark-end text:name="столбец categories таблицы tasks"/><text:span text:style-name="T5"> — порядковые номера категорий из таблицы categories в этой же БД. Например, если у меня есть категории: Дом (id=1), Работа (id=2), Семья (id=3), а к данной задаче относятся «Дом» и «Семья», то в ячейке в этом столбце будет запись: 1|3;</text:span></text:p>
              <text:list>
                <text:list-item>
                  <text:p text:style-name="P32"><text:span text:style-name="T5">varchar(100);</text:span></text:p>
                </text:list-item>
              </text:list>
            </text:list-item>
            <text:list-item>
              <text:p text:style-name="P25"><text:span text:style-name="T3">comments</text:span><text:span text:style-name="T5"> — порядковые номера комментарий из таблицы comments </text:span><text:span text:style-name="T8">(</text:span><text:span text:style-name="T5"><text:reference-ref text:reference-format="page" text:ref-name="таблица comments">6</text:reference-ref></text:span><text:span text:style-name="T8">)</text:span><text:span text:style-name="T5"> в этой же БД. Например, если у меня есть комментарии: Дом (id=1), Работа </text:span><text:soft-page-break/><text:span text:style-name="T5">(id=2), Семья (id=3), а к данной задаче относятся «Дом» и «Семья», то в ячейке в этом столбце будет запись: 1|3</text:span><text:span text:style-name="T5"><text:note text:id="ftn6" text:note-class="footnote"><text:note-citation>6</text:note-citation><text:note-body><text:p text:style-name="P5">Да, пример полностью скопирован из примера для столбца categories (<text:reference-ref text:reference-format="page" text:ref-name="столбец categories таблицы tasks">5</text:reference-ref>)</text:p></text:note-body></text:note></text:span><text:span text:style-name="T5">.</text:span></text:p>
              <text:list>
                <text:list-item>
                  <text:p text:style-name="P32"><text:span text:style-name="T5">varchar(500);</text:span></text:p>
                </text:list-item>
              </text:list>
            </text:list-item>
          </text:list>
        </text:list-item>
        <text:list-item>
          <text:p text:style-name="P13"><text:reference-mark-start text:name="таблица comments"/><text:span text:style-name="T10">c</text:span>omments<text:reference-mark-end text:name="таблица comments"/><text:span text:style-name="T5"> — в данной таблице хранятся комментарии к задачам;</text:span></text:p>
          <text:list>
            <text:list-item>
              <text:p text:style-name="P20"><text:span text:style-name="T3">idcom</text:span> — порядковый номер комментария;</text:p>
              <text:list>
                <text:list-item>
                  <text:p text:style-name="P22">int(11);</text:p>
                </text:list-item>
              </text:list>
            </text:list-item>
            <text:list-item>
              <text:p text:style-name="P20"><text:span text:style-name="T3">datetime</text:span> — дата и время создания комментария;</text:p>
              <text:list>
                <text:list-item>
                  <text:p text:style-name="P22">datetime;</text:p>
                </text:list-item>
              </text:list>
            </text:list-item>
            <text:list-item>
              <text:p text:style-name="P20"><text:span text:style-name="T3">text</text:span> — текст комментария;</text:p>
              <text:list>
                <text:list-item>
                  <text:p text:style-name="P22">text;</text:p>
                </text:list-item>
              </text:list>
            </text:list-item>
          </text:list>
        </text:list-item>
        <text:list-item>
          <text:p text:style-name="P21"><text:span text:style-name="T3">categories</text:span> — в данной таблице хранятся данные о категориях;</text:p>
          <text:list>
            <text:list-item>
              <text:p text:style-name="P21"><text:span text:style-name="T3">idcat</text:span> — порядковый номер категории;</text:p>
              <text:list>
                <text:list-item>
                  <text:p text:style-name="P22">int(11);</text:p>
                </text:list-item>
              </text:list>
            </text:list-item>
            <text:list-item>
              <text:p text:style-name="P21"><text:span text:style-name="T3">login</text:span> — логин П., которому принадлежит задача;</text:p>
              <text:list>
                <text:list-item>
                  <text:p text:style-name="P16"><text:span text:style-name="T5">Центральный столбец из таблицы users (</text:span><text:span text:style-name="T5"><text:reference-ref text:reference-format="page" text:ref-name="таблица users">4</text:reference-ref></text:span><text:span text:style-name="T5">);</text:span></text:p>
                </text:list-item>
              </text:list>
            </text:list-item>
            <text:list-item>
              <text:p text:style-name="P21"><text:span text:style-name="T3">name</text:span> — название категории;</text:p>
              <text:list>
                <text:list-item>
                  <text:p text:style-name="P22">varchar(50);</text:p>
                </text:list-item>
              </text:list>
            </text:list-item>
            <text:list-item>
              <text:p text:style-name="P21"><text:span text:style-name="T3">description</text:span> — краткое описание категории;</text:p>
              <text:list>
                <text:list-item>
                  <text:p text:style-name="P22">varchar(250);</text:p>
                </text:list-item>
              </text:list>
            </text:list-item>
            <text:list-item>
              <text:p text:style-name="P21"><text:span text:style-name="T3">tasks</text:span> — порядковые номера задач<text:note text:id="ftn0" text:note-class="footnote"><text:note-citation>7</text:note-citation><text:note-body><text:p text:style-name="P42">Пример реализации см. пример для столбца categories (<text:reference-ref text:reference-format="page" text:ref-name="столбец categories таблицы tasks">5</text:reference-ref>)</text:p></text:note-body></text:note>;</text:p>
              <text:list>
                <text:list-item>
                  <text:p text:style-name="P22">varchar(1000);</text:p>
                </text:list-item>
              </text:list>
            </text:list-item>
          </text:list>
        </text:list-item>
      </text:list>
      <text:h text:style-name="P37" text:outline-level="1"/>
      <text:h text:style-name="P36" text:outline-level="1"><text:bookmark-start text:name="__RefHeading___Toc116_3437358251"/>Обновления<text:bookmark-end text:name="__RefHeading___Toc116_3437358251"/></text:h>
      <text:h text:style-name="Heading_20_2" text:outline-level="2"><text:bookmark-start text:name="__RefHeading___Toc120_3437358251"/>Первоочередные<text:bookmark-end text:name="__RefHeading___Toc120_3437358251"/></text:h>
      <text:list xml:id="list1228761024" text:style-name="L4">
        <text:list-item>
          <text:p text:style-name="P27">Возможность добавлять напоминания о делах и задачах.</text:p>
          <text:list>
            <text:list-item>
              <text:p text:style-name="P27">Добавить столбец remind в таблицу tasks (<text:reference-ref text:reference-format="page" text:ref-name="таблица tasks">4</text:reference-ref>)</text:p>
            </text:list-item>
          </text:list>
        </text:list-item>
      </text:list>
      <text:h text:style-name="Heading_20_2" text:outline-level="2"><text:bookmark-start text:name="__RefHeading___Toc122_3437358251"/>Второстепенные<text:bookmark-end text:name="__RefHeading___Toc122_3437358251"/></text:h>
      <text:list xml:id="list3674639177" text:style-name="L5">
        <text:list-item>
          <text:p text:style-name="P28"><text:span text:style-name="T10">Возможность задавать другие данные в поле rerun (</text:span><text:span text:style-name="T10"><text:reference-ref text:reference-format="page" text:ref-name="ячейка rerun таблицы tasks">5</text:reference-ref></text:span><text:span text:style-name="T10">) <text:s/>таблицы tasks.</text:span></text:p>
        </text:list-item>
        <text:list-item>
          <text:p text:style-name="P26">Системные комментарии к задачам.</text:p>
          <text:list>
            <text:list-item>
              <text:p text:style-name="P26">Добавить столбец type в таблицу comments (<text:reference-ref text:reference-format="page" text:ref-name="таблица comments">6</text:reference-ref>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Обычный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Trebuchet MS" fo:font-family="'Trebuchet MS'" style:font-style-name="Обычный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05:20:48.207658334</meta:creation-date>
    <dc:date>2020-02-07T20:45:19.952137008</dc:date>
    <meta:editing-duration>PT41M54S</meta:editing-duration>
    <meta:editing-cycles>10</meta:editing-cycles>
    <meta:generator>LibreOffice/6.1.5.2$Linux_X86_64 LibreOffice_project/10$Build-2</meta:generator>
    <meta:document-statistic meta:table-count="0" meta:image-count="0" meta:object-count="0" meta:page-count="8" meta:paragraph-count="118" meta:word-count="664" meta:character-count="4149" meta:non-whitespace-character-count="3638"/>
  </office:meta>
</office:document-meta>
</file>